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0ff5a8" officeooo:paragraph-rsid="000ff5a8"/>
    </style:style>
    <style:style style:name="P2" style:family="paragraph" style:parent-style-name="Preformatted_20_Text">
      <style:text-properties officeooo:paragraph-rsid="0011c032"/>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rsid="000ff5a8" officeooo:paragraph-rsid="000ff5a8"/>
    </style:style>
    <style:style style:name="P5" style:family="paragraph" style:parent-style-name="Standard">
      <style:text-properties officeooo:rsid="000ff5a8" officeooo:paragraph-rsid="00182996"/>
    </style:style>
    <style:style style:name="P6" style:family="paragraph" style:parent-style-name="Standard">
      <style:text-properties fo:font-weight="bold" officeooo:rsid="000ff5a8" officeooo:paragraph-rsid="000ff5a8" style:font-weight-asian="bold" style:font-weight-complex="bold"/>
    </style:style>
    <style:style style:name="P7" style:family="paragraph" style:parent-style-name="Standard">
      <style:text-properties fo:font-weight="bold" officeooo:rsid="00311c23" officeooo:paragraph-rsid="00311c23" style:font-weight-asian="bold" style:font-weight-complex="bold"/>
    </style:style>
    <style:style style:name="P8" style:family="paragraph" style:parent-style-name="Standard">
      <style:text-properties fo:font-weight="bold" officeooo:rsid="002c493f" officeooo:paragraph-rsid="002c493f" style:font-weight-asian="bold" style:font-weight-complex="bold"/>
    </style:style>
    <style:style style:name="P9" style:family="paragraph" style:parent-style-name="Standard">
      <style:text-properties officeooo:rsid="00182996" officeooo:paragraph-rsid="00182996"/>
    </style:style>
    <style:style style:name="P10" style:family="paragraph" style:parent-style-name="Standard">
      <style:text-properties officeooo:rsid="001a64e9" officeooo:paragraph-rsid="001a64e9"/>
    </style:style>
    <style:style style:name="P11" style:family="paragraph" style:parent-style-name="Standard">
      <style:text-properties officeooo:rsid="001a64e9" officeooo:paragraph-rsid="002a2ad4"/>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1a64e9" officeooo:paragraph-rsid="001a64e9"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0ac2a" officeooo:paragraph-rsid="0020ac2a" style:font-weight-asian="bold" style:font-weight-complex="bold"/>
    </style:style>
    <style:style style:name="P14" style:family="paragraph" style:parent-style-name="Standard">
      <style:text-properties officeooo:rsid="001b2e4b" officeooo:paragraph-rsid="001b2e4b"/>
    </style:style>
    <style:style style:name="P15" style:family="paragraph" style:parent-style-name="Standard">
      <style:text-properties officeooo:paragraph-rsid="001b2e4b"/>
    </style:style>
    <style:style style:name="P16" style:family="paragraph" style:parent-style-name="Standard">
      <style:text-properties officeooo:rsid="002d76fa" officeooo:paragraph-rsid="002d76fa"/>
    </style:style>
    <style:style style:name="P17" style:family="paragraph" style:parent-style-name="Standard">
      <style:text-properties officeooo:rsid="002db8c0" officeooo:paragraph-rsid="002db8c0"/>
    </style:style>
    <style:style style:name="P18" style:family="paragraph" style:parent-style-name="Standard">
      <style:text-properties officeooo:rsid="00302319" officeooo:paragraph-rsid="00302319"/>
    </style:style>
    <style:style style:name="P19" style:family="paragraph" style:parent-style-name="Standard">
      <style:text-properties officeooo:rsid="0033e9a1" officeooo:paragraph-rsid="0033e9a1"/>
    </style:style>
    <style:style style:name="P20" style:family="paragraph" style:parent-style-name="Standard">
      <style:text-properties officeooo:rsid="00182996" officeooo:paragraph-rsid="00182996"/>
    </style:style>
    <style:style style:name="P21" style:family="paragraph" style:parent-style-name="Standard">
      <style:text-properties officeooo:rsid="002db8c0" officeooo:paragraph-rsid="002db8c0"/>
    </style:style>
    <style:style style:name="P22" style:family="paragraph" style:parent-style-name="Standard">
      <style:text-properties officeooo:rsid="00373fb5" officeooo:paragraph-rsid="00373fb5"/>
    </style:style>
    <style:style style:name="P23" style:family="paragraph" style:parent-style-name="Standard">
      <style:text-properties officeooo:rsid="0038738a" officeooo:paragraph-rsid="0038738a"/>
    </style:style>
    <style:style style:name="P24" style:family="paragraph" style:parent-style-name="Standard">
      <style:text-properties officeooo:rsid="003b74b0" officeooo:paragraph-rsid="003b74b0"/>
    </style:style>
    <style:style style:name="P25" style:family="paragraph" style:parent-style-name="Standard">
      <style:text-properties officeooo:rsid="003b74b0" officeooo:paragraph-rsid="003b74b0" fo:background-color="#fff200"/>
    </style:style>
    <style:style style:name="P26" style:family="paragraph" style:parent-style-name="Standard">
      <style:text-properties officeooo:rsid="002d76fa" officeooo:paragraph-rsid="002d76fa"/>
    </style:style>
    <style:style style:name="P27" style:family="paragraph" style:parent-style-name="Standard">
      <style:text-properties fo:font-weight="bold" officeooo:rsid="002c493f" officeooo:paragraph-rsid="002c493f" style:font-weight-asian="bold" style:font-weight-complex="bold"/>
    </style:style>
    <style:style style:name="P28" style:family="paragraph" style:parent-style-name="Standard">
      <style:text-properties fo:font-weight="bold" officeooo:rsid="002d76fa" officeooo:paragraph-rsid="003e3a17" style:font-weight-asian="bold" style:font-weight-complex="bold"/>
    </style:style>
    <style:style style:name="P29" style:family="paragraph" style:parent-style-name="Standard">
      <style:text-properties fo:font-weight="normal" officeooo:rsid="002d76fa" officeooo:paragraph-rsid="003e3a17" fo:background-color="#fff200" style:font-weight-asian="normal" style:font-weight-complex="normal"/>
    </style:style>
    <style:style style:name="P30" style:family="paragraph" style:parent-style-name="Standard">
      <style:text-properties fo:font-weight="normal" officeooo:rsid="002c493f" officeooo:paragraph-rsid="002c493f" fo:background-color="#fff200" style:font-weight-asian="normal" style:font-weight-complex="normal"/>
    </style:style>
    <style:style style:name="P31" style:family="paragraph" style:parent-style-name="Standard">
      <style:text-properties officeooo:rsid="000ff5a8" officeooo:paragraph-rsid="000ff5a8"/>
    </style:style>
    <style:style style:name="P32" style:family="paragraph" style:parent-style-name="Standard">
      <style:text-properties officeooo:rsid="001a64e9" officeooo:paragraph-rsid="00415c02"/>
    </style:style>
    <style:style style:name="P33" style:family="paragraph" style:parent-style-name="Preformatted_20_Text">
      <style:paragraph-properties fo:margin-top="0cm" fo:margin-bottom="0.499cm" loext:contextual-spacing="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ef9a3" style:font-weight-asian="bold" style:font-weight-complex="bold"/>
    </style:style>
    <style:style style:name="T3" style:family="text">
      <style:text-properties officeooo:rsid="00311c23"/>
    </style:style>
    <style:style style:name="T4" style:family="text">
      <style:text-properties fo:background-color="#fff200" loext:char-shading-value="0"/>
    </style:style>
    <style:style style:name="T5" style:family="text">
      <style:text-properties officeooo:rsid="0038738a"/>
    </style:style>
    <style:style style:name="T6" style:family="text">
      <style:text-properties officeooo:rsid="00392c51"/>
    </style:style>
    <style:style style:name="T7" style:family="text">
      <style:text-properties officeooo:rsid="003d0039"/>
    </style:style>
    <style:style style:name="T8" style:family="text">
      <style:text-properties officeooo:rsid="0041106e"/>
    </style:style>
    <style:style style:name="T9" style:family="text">
      <style:text-properties officeooo:rsid="004135ff"/>
    </style:style>
    <style:style style:name="T10" style:family="text">
      <style:text-properties officeooo:rsid="00415c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2Ray Jumping Over the GFW</text:p>
      <text:p text:style-name="Standard"/>
      <text:p text:style-name="P14">Introduction:</text:p>
      <text:p text:style-name="P14"/>
      <text:p text:style-name="P14">V2Ray is a service that is similar to Shadowsocks which helps users to gain access to websites that are blocked in the PRC.</text:p>
      <text:p text:style-name="P15"/>
      <text:p text:style-name="Standard"/>
      <text:p text:style-name="Standard">PORT:37861</text:p>
      <text:p text:style-name="Standard">UUID:2ac27910-bcd6-41c7-a6c1-5b3f9430cc33</text:p>
      <text:p text:style-name="Standard"/>
      <text:p text:style-name="P7">Installation script:</text:p>
      <text:p text:style-name="Standard"><text:span text:style-name="T5">$ </text:span><text:span text:style-name="T4">bash &lt;(curl -L -s </text:span><text:a xlink:type="simple" xlink:href="https://install.direct/go.sh" text:style-name="Internet_20_link" text:visited-style-name="Visited_20_Internet_20_Link"><text:span text:style-name="T4">https://install.direct/go.sh</text:span></text:a><text:span text:style-name="T4">)</text:span></text:p>
      <text:p text:style-name="P23">After this line has completed execution, you will be given the folder, a PORT and UUID. </text:p>
      <text:p text:style-name="Standard">inflating: /usr/bin/v2ray/v2ray <text:s text:c="3"/></text:p>
      <text:p text:style-name="Standard">PORT:12659</text:p>
      <text:p text:style-name="Standard">UUID:96995c32-1e34-48ce-be7a-671e669dca74</text:p>
      <text:p text:style-name="Standard"/>
      <text:p text:style-name="P24">When you run the bash command, you will see from <text:span text:style-name="T7">the prompt</text:span> where the installation file is being downloaded. With minor adaption to the following wget command, you can download this installation file onto the VPS, lest you cannot download this file from your local machine due to GFW.</text:p>
      <text:p text:style-name="P24"/>
      <text:p text:style-name="P25">wget https://github.com/v2fly/v2ray-core/releases/download/v4.27.0/v2ray-linux-64.zip</text:p>
      <text:p text:style-name="P3"><text:span text:style-name="Source_20_Text"/></text:p>
      <text:p text:style-name="P3"><text:span text:style-name="Source_20_Text"><text:span text:style-name="T4">service v2ray start</text:span></text:span></text:p>
      <text:p text:style-name="P8"/>
      <text:p text:style-name="P28">Get V2ray file from <text:span text:style-name="T3">VPS </text:span>server: <text:span text:style-name="T6">(use this when you cannot download the v2ray setup file because you have no access to outside the GFW, modify the IP address and file location)</text:span></text:p>
      <text:p text:style-name="P29"><text:span text:style-name="T8">$ </text:span>scp root@136.244.113.34:/root/v2ray-linux-64.zip ~/v2ray.zip</text:p>
      <text:p text:style-name="P30"/>
      <text:p text:style-name="P8">Install <text:span text:style-name="T3">from </text:span>local V2ray <text:span text:style-name="T3">file</text:span>:</text:p>
      <text:p text:style-name="P4"><text:span text:style-name="T8">$ </text:span>sudo bash go.sh --local /home/l/Downloads/v2ray-linux-64.zip</text:p>
      <text:p text:style-name="P19">(&gt;pwd to get the personal working directory)</text:p>
      <text:p text:style-name="P16"/>
      <text:p text:style-name="P16"/>
      <text:p text:style-name="P4"/>
      <text:p text:style-name="P6">Client file:</text:p>
      <text:p text:style-name="P6"/>
      <text:p text:style-name="P1"><text:span text:style-name="Source_20_Text">{</text:span></text:p>
      <text:p text:style-name="Preformatted_20_Text"><text:span text:style-name="Source_20_Text"><text:s text:c="2"/>"inbounds": [</text:span></text:p>
      <text:p text:style-name="Preformatted_20_Text"><text:span text:style-name="Source_20_Text"><text:s text:c="4"/>{</text:span></text:p>
      <text:p text:style-name="Preformatted_20_Text"><text:span text:style-name="Source_20_Text"><text:s text:c="6"/>"port": 1080,</text:span></text:p>
      <text:p text:style-name="Preformatted_20_Text"><text:span text:style-name="Source_20_Text"><text:s text:c="6"/>"protocol": "socks",</text:span></text:p>
      <text:p text:style-name="Preformatted_20_Text"><text:span text:style-name="Source_20_Text"><text:s text:c="6"/>"sniffing": {</text:span></text:p>
      <text:p text:style-name="Preformatted_20_Text"><text:span text:style-name="Source_20_Text"><text:s text:c="8"/>"enabled": true,</text:span></text:p>
      <text:p text:style-name="Preformatted_20_Text"><text:span text:style-name="Source_20_Text"><text:s text:c="8"/>"destOverride": ["http", "tls"]</text:span></text:p>
      <text:p text:style-name="Preformatted_20_Text"><text:span text:style-name="Source_20_Text"><text:s text:c="6"/>},</text:span></text:p>
      <text:p text:style-name="Preformatted_20_Text"><text:span text:style-name="Source_20_Text"><text:s text:c="6"/>"settings": {</text:span></text:p>
      <text:p text:style-name="Preformatted_20_Text"><text:span text:style-name="Source_20_Text"><text:s text:c="8"/>"auth": "noauth"</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outbounds": [</text:span></text:p>
      <text:p text:style-name="Preformatted_20_Text"><text:span text:style-name="Source_20_Text"><text:s text:c="4"/>{</text:span></text:p>
      <text:p text:style-name="Preformatted_20_Text"><text:span text:style-name="Source_20_Text"><text:s text:c="6"/>"protocol": "vmess",</text:span></text:p>
      <text:p text:style-name="Preformatted_20_Text"><text:span text:style-name="Source_20_Text"><text:s text:c="6"/>"settings": {</text:span></text:p>
      <text:p text:style-name="Preformatted_20_Text"><text:span text:style-name="Source_20_Text"><text:s text:c="8"/>"vnext": [</text:span></text:p>
      <text:p text:style-name="Preformatted_20_Text"><text:span text:style-name="Source_20_Text"><text:s text:c="10"/>{</text:span></text:p>
      <text:p text:style-name="Preformatted_20_Text"><text:span text:style-name="Source_20_Text"><text:s text:c="12"/>"address": "217.69.5.88",</text:span></text:p>
      <text:p text:style-name="P2"><text:span text:style-name="Source_20_Text"><text:s text:c="12"/>"port": 37860,</text:span></text:p>
      <text:p text:style-name="Preformatted_20_Text"><text:span text:style-name="Source_20_Text"><text:s text:c="12"/>"users": [</text:span></text:p>
      <text:p text:style-name="Preformatted_20_Text"><text:span text:style-name="Source_20_Text"><text:s text:c="14"/>{</text:span></text:p>
      <text:p text:style-name="P2"><text:span text:style-name="Source_20_Text"><text:s text:c="16"/>"id": "2ac27910-bcd6-41c7-a6c1-5b3f9430cc33",</text:span></text:p>
      <text:p text:style-name="Preformatted_20_Text"><text:span text:style-name="Source_20_Text"><text:s text:c="16"/>"alterId": 64</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P4"/>
      <text:p text:style-name="P4"/>
      <text:p text:style-name="P9"><text:span text:style-name="T1">server </text:span><text:span text:style-name="T2">JSON File</text:span><text:span text:style-name="T1">:</text:span></text:p>
      <text:p text:style-name="P9"/>
      <text:p text:style-name="P9">GNU nano 2.9.3 <text:s text:c="15"/><text:span text:style-name="T4">/etc/v2ray/config.json</text:span> <text:s text:c="25"/></text:p>
      <text:p text:style-name="P9"/>
      <text:p text:style-name="P9">//PORT:32884</text:p>
      <text:p text:style-name="P9">//UUID:1c190c1b-cebf-41bd-902f-d98187e4d14c</text:p>
      <text:p text:style-name="P9"/>
      <text:p text:style-name="P9">{</text:p>
      <text:p text:style-name="P9"><text:s text:c="2"/>"inbounds": [{</text:p>
      <text:p text:style-name="P9"><text:s text:c="4"/>"port": 37860,</text:p>
      <text:p text:style-name="P9"><text:s text:c="4"/>"protocol": "vmess",</text:p>
      <text:p text:style-name="P9"><text:s text:c="4"/>"settings": {</text:p>
      <text:p text:style-name="P9"><text:s text:c="6"/>"clients": [</text:p>
      <text:p text:style-name="P9"><text:s text:c="8"/>{</text:p>
      <text:p text:style-name="P9"><text:s text:c="10"/>"id": "2ac27910-bcd6-41c7-a6c1-5b3f9430cc33",</text:p>
      <text:p text:style-name="P9"><text:s text:c="10"/>"level": 1,</text:p>
      <text:p text:style-name="P9"><text:s text:c="10"/>"alterId": 64</text:p>
      <text:p text:style-name="P9"><text:s text:c="8"/>}</text:p>
      <text:p text:style-name="P9"><text:s text:c="6"/>]</text:p>
      <text:p text:style-name="P9"><text:s text:c="4"/>}</text:p>
      <text:p text:style-name="P9"><text:s text:c="2"/>}],</text:p>
      <text:p text:style-name="P9"/>
      <text:p text:style-name="P9"><text:s text:c="2"/>"outbounds": [{</text:p>
      <text:p text:style-name="P9"><text:s text:c="4"/>"protocol": "freedom",</text:p>
      <text:p text:style-name="P9"><text:s text:c="4"/>"settings": {}</text:p>
      <text:p text:style-name="P9"><text:s text:c="2"/>},{</text:p>
      <text:p text:style-name="P9"><text:s text:c="4"/>"protocol": "blackhole",</text:p>
      <text:p text:style-name="P5"><text:soft-page-break/></text:p>
      <text:p text:style-name="P4"/>
      <text:p text:style-name="P4"/>
      <text:p text:style-name="P4">ssh 217.69.5.88 -p 22 -l root</text:p>
      <text:p text:style-name="P4">systemctl restart v2ray</text:p>
      <text:p text:style-name="P4">systemctl status v2ray</text:p>
      <text:p text:style-name="P4"/>
      <text:p text:style-name="P18">#check correctness of config file</text:p>
      <text:p text:style-name="P4">jq . /etc/v2ray/config.json </text:p>
      <text:p text:style-name="P4"/>
      <text:p text:style-name="P12">Server with dynamic port:</text:p>
      <text:p text:style-name="P10">/etc/v2ray/config.json </text:p>
      <text:p text:style-name="P10">{</text:p>
      <text:p text:style-name="P32"><text:s text:c="2"/>"inbounds": [</text:p>
      <text:p text:style-name="P32">{</text:p>
      <text:p text:style-name="P11"><text:s text:c="4"/>"port": 32884,</text:p>
      <text:p text:style-name="P10"><text:s text:c="4"/>"protocol": "vmess",</text:p>
      <text:p text:style-name="P10"><text:s text:c="4"/>"settings": {</text:p>
      <text:p text:style-name="P10"><text:s text:c="6"/>"clients": [</text:p>
      <text:p text:style-name="P10"><text:s text:c="8"/>{</text:p>
      <text:p text:style-name="P11"><text:s text:c="10"/>"id": "1c190c1b-cebf-41bd-902f-d98187e4d14c",</text:p>
      <text:p text:style-name="P10"><text:s text:c="10"/>"level": 1,</text:p>
      <text:p text:style-name="P10"><text:s text:c="10"/>"alterId": 64</text:p>
      <text:p text:style-name="P10"><text:s text:c="8"/>}</text:p>
      <text:p text:style-name="P10"><text:s text:c="6"/>], //<text:span text:style-name="T9">clients</text:span></text:p>
      <text:p text:style-name="P10"><text:s text:c="6"/>"detour": {</text:p>
      <text:p text:style-name="P10"><text:s text:c="8"/>"to":"dynamicPort"</text:p>
      <text:p text:style-name="P10"><text:s text:c="6"/>} //<text:span text:style-name="T9">detour</text:span></text:p>
      <text:p text:style-name="P10"><text:s text:c="4"/>} //<text:span text:style-name="T9">settings</text:span></text:p>
      <text:p text:style-name="P10"><text:s text:c="2"/>}, //<text:span text:style-name="T10">part I of inbounds</text:span></text:p>
      <text:p text:style-name="P10"/>
      <text:p text:style-name="P10"><text:s text:c="4"/>{</text:p>
      <text:p text:style-name="P10"><text:s text:c="6"/>"protocol": "vmess",</text:p>
      <text:p text:style-name="P10"><text:s text:c="6"/>"port": "10000-20000", </text:p>
      <text:p text:style-name="P10"><text:s text:c="6"/>"tag": "dynamicPort",</text:p>
      <text:p text:style-name="P10"><text:s text:c="6"/>"settings": {</text:p>
      <text:p text:style-name="P10"><text:s text:c="8"/>"default": {</text:p>
      <text:p text:style-name="P10"><text:s text:c="10"/>"alterId": 64</text:p>
      <text:p text:style-name="P10"><text:s text:c="8"/>} //<text:span text:style-name="T9">default</text:span></text:p>
      <text:p text:style-name="P10"><text:s text:c="6"/>}, //<text:span text:style-name="T9">setting</text:span></text:p>
      <text:p text:style-name="P10"><text:s text:c="6"/>"allocate": { <text:s text:c="10"/></text:p>
      <text:p text:style-name="P10"><text:s text:c="8"/>"strategy": "random", </text:p>
      <text:p text:style-name="P10"><text:s text:c="8"/>"concurrency": 2, </text:p>
      <text:p text:style-name="P10"><text:s text:c="8"/>"refresh": 3 <text:s text:c="9"/></text:p>
      <text:p text:style-name="P10"><text:s text:c="6"/>} //<text:span text:style-name="T9">allocate</text:span></text:p>
      <text:p text:style-name="P10"><text:s text:c="4"/>} </text:p>
      <text:p text:style-name="P10">],</text:p>
      <text:p text:style-name="P10"><text:s text:c="2"/>"outbounds": [{</text:p>
      <text:p text:style-name="P10"><text:s text:c="4"/>"protocol": "freedom",</text:p>
      <text:p text:style-name="P10"><text:soft-page-break/><text:s text:c="4"/>"settings": {}</text:p>
      <text:p text:style-name="P10"><text:s text:c="2"/>},{</text:p>
      <text:p text:style-name="P10"><text:s text:c="4"/>"protocol": "blackhole",</text:p>
      <text:p text:style-name="P10"><text:s text:c="4"/>"settings": {},</text:p>
      <text:p text:style-name="P10"><text:s text:c="4"/>"tag": "blocked"</text:p>
      <text:p text:style-name="P10"><text:s text:c="2"/>}],</text:p>
      <text:p text:style-name="P10"><text:s text:c="2"/>"routing": {</text:p>
      <text:p text:style-name="P10"><text:s text:c="4"/>"rules": [</text:p>
      <text:p text:style-name="P10"><text:s text:c="6"/>{</text:p>
      <text:p text:style-name="P10"><text:s text:c="8"/>"type": "field",</text:p>
      <text:p text:style-name="P10"><text:s text:c="8"/>"ip": ["geoip:private"],</text:p>
      <text:p text:style-name="P10"><text:s text:c="8"/>"outboundTag": "blocked"</text:p>
      <text:p text:style-name="P10"><text:s text:c="6"/>}</text:p>
      <text:p text:style-name="P10"><text:s text:c="4"/>]</text:p>
      <text:p text:style-name="P10"><text:s text:c="2"/>}</text:p>
      <text:p text:style-name="P10">}</text:p>
      <text:p text:style-name="P10"/>
      <text:p text:style-name="P22">systemctl restart v2ray.service</text:p>
      <text:p text:style-name="P17">systemctl status v2ray.service </text:p>
      <text:p text:style-name="P22">systemctl stop v2ray.servic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05:06:57.949364702</meta:creation-date>
    <dc:date>2020-08-12T22:39:16.963171164</dc:date>
    <meta:editing-duration>PT2H47M34S</meta:editing-duration>
    <meta:editing-cycles>45</meta:editing-cycles>
    <meta:generator>LibreOffice/6.0.7.3$Linux_X86_64 LibreOffice_project/00m0$Build-3</meta:generator>
    <meta:document-statistic meta:table-count="0" meta:image-count="0" meta:object-count="0" meta:page-count="4" meta:paragraph-count="139" meta:word-count="388" meta:character-count="3472" meta:non-whitespace-character-count="2538"/>
  </office:meta>
</office:document-meta>
</file>